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003662" officeooo:paragraph-rsid="00003662" style:font-weight-asian="bold" style:font-weight-complex="bold"/>
    </style:style>
    <style:style style:name="P2" style:family="paragraph" style:parent-style-name="Standard">
      <style:text-properties fo:font-weight="bold" officeooo:rsid="00011e03" officeooo:paragraph-rsid="00011e03" style:font-weight-asian="bold" style:font-weight-complex="bold"/>
    </style:style>
    <style:style style:name="P3" style:family="paragraph" style:parent-style-name="Standard">
      <style:text-properties fo:color="#000000" fo:font-weight="bold" officeooo:rsid="00011e03" officeooo:paragraph-rsid="00011e03" style:font-weight-asian="bold" style:font-weight-complex="bold"/>
    </style:style>
    <style:style style:name="P4" style:family="paragraph" style:parent-style-name="Standard">
      <style:text-properties fo:color="#000000" style:font-name="Consolas" fo:font-weight="bold" officeooo:rsid="00011e03" officeooo:paragraph-rsid="00011e03" style:font-weight-asian="bold" style:font-weight-complex="bold"/>
    </style:style>
    <style:style style:name="P5" style:family="paragraph" style:parent-style-name="Standard">
      <style:text-properties fo:color="#000000" style:font-name="Consolas" fo:font-weight="bold" officeooo:rsid="0001c977" officeooo:paragraph-rsid="0001c977" style:font-weight-asian="bold" style:font-weight-complex="bold"/>
    </style:style>
    <style:style style:name="P6" style:family="paragraph" style:parent-style-name="Standard">
      <style:text-properties style:font-name="Bahnschrift" fo:font-weight="bold" officeooo:rsid="00011e03" officeooo:paragraph-rsid="00011e03" style:font-weight-asian="bold" style:font-weight-complex="bold"/>
    </style:style>
    <style:style style:name="P7" style:family="paragraph" style:parent-style-name="Standard">
      <style:text-properties style:font-name="Bahnschrift" fo:font-weight="bold" officeooo:rsid="00003662" officeooo:paragraph-rsid="00003662" style:font-weight-asian="bold" style:font-weight-complex="bold"/>
    </style:style>
    <style:style style:name="P8" style:family="paragraph" style:parent-style-name="Standard">
      <style:paragraph-properties fo:break-before="page"/>
      <style:text-properties fo:color="#000000" style:font-name="Bahnschrift" fo:font-weight="bold" officeooo:rsid="0001c977" officeooo:paragraph-rsid="0001c977" style:font-weight-asian="bold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Cascadia Code" fo:font-size="10pt" fo:font-style="italic" fo:font-weight="normal" style:font-size-asian="10pt" style:font-style-asian="italic" style:font-weight-asian="normal"/>
    </style:style>
    <style:style style:name="T4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fda5ff" style:font-name="Cascadia Code" fo:font-size="10pt" fo:font-style="normal" style:font-size-asian="10pt" style:font-style-asian="normal"/>
    </style:style>
    <style:style style:name="T6" style:family="text">
      <style:text-properties fo:color="#fda5ff" style:font-name="Cascadia Code" fo:font-size="10pt" fo:font-style="italic" style:font-size-asian="10pt" style:font-style-asian="italic"/>
    </style:style>
    <style:style style:name="T7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9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9" style:family="text">
      <style:text-properties style:font-name="Cascadia Code" fo:font-size="10pt" fo:font-style="normal" style:font-size-asian="10pt" style:font-style-asian="normal"/>
    </style:style>
    <style:style style:name="T20" style:family="text">
      <style:text-properties style:font-name="Cascadia Code" fo:font-size="10pt" fo:font-style="normal" style:font-size-asian="10pt" style:font-style-asian="normal"/>
    </style:style>
    <style:style style:name="T21" style:family="text">
      <style:text-properties style:font-name="Cascadia Code" fo:font-size="10pt" fo:font-style="normal" style:font-size-asian="10pt" style:font-style-asian="normal"/>
    </style:style>
    <style:style style:name="T22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3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4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5" style:family="text">
      <style:text-properties style:font-name="Cascadia Code" fo:font-size="10pt" fo:font-style="italic" style:font-size-asian="10pt" style:font-style-asian="italic"/>
    </style:style>
    <style:style style:name="T26" style:family="text">
      <style:text-properties style:font-name="Comic Sans MS"/>
    </style:style>
    <style:style style:name="T27" style:family="text">
      <style:text-properties style:font-name="Comic Sans MS" fo:font-size="10pt" fo:font-style="normal" fo:font-weight="normal" style:font-size-asian="10pt" style:font-style-asian="normal" style:font-weight-asian="normal"/>
    </style:style>
    <style:style style:name="T28" style:family="text">
      <style:text-properties style:font-name="Comic Sans MS" fo:font-size="10pt" fo:font-style="normal" style:font-size-asian="10pt" style:font-style-asian="normal"/>
    </style:style>
    <style:style style:name="T29" style:family="text">
      <style:text-properties style:font-name="Comic Sans MS" fo:font-size="10pt" fo:font-style="italic" fo:font-weight="normal" style:font-size-asian="10pt" style:font-style-asian="italic" style:font-weight-asian="normal"/>
    </style:style>
    <style:style style:name="T30" style:family="text">
      <style:text-properties style:font-name="Consolas"/>
    </style:style>
    <style:style style:name="T31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2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3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4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5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6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Consolas" fo:font-size="10pt" fo:font-style="normal" style:font-size-asian="10pt" style:font-style-asian="normal"/>
    </style:style>
    <style:style style:name="T38" style:family="text">
      <style:text-properties style:font-name="Consolas" fo:font-size="10pt" fo:font-style="normal" style:font-size-asian="10pt" style:font-style-asian="normal"/>
    </style:style>
    <style:style style:name="T39" style:family="text">
      <style:text-properties style:font-name="Consolas" fo:font-size="10pt" fo:font-style="italic" fo:font-weight="normal" style:font-size-asian="10pt" style:font-style-asian="italic" style:font-weight-asian="normal"/>
    </style:style>
    <style:style style:name="T40" style:family="text">
      <style:text-properties style:font-name="Consolas" fo:font-size="10pt" fo:font-style="italic" fo:font-weight="normal" style:font-size-asian="10pt" style:font-style-asian="italic" style:font-weight-asian="normal"/>
    </style:style>
    <style:style style:name="T41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42" style:family="text">
      <style:text-properties fo:font-size="10pt" fo:font-style="normal" fo:font-weight="normal" style:font-size-asian="10pt" style:font-style-asian="normal" style:font-weight-asian="normal"/>
    </style:style>
    <style:style style:name="T43" style:family="text">
      <style:text-properties fo:font-size="10pt" fo:font-style="normal" fo:font-weight="normal" style:font-size-asian="10pt" style:font-style-asian="normal" style:font-weight-asian="normal"/>
    </style:style>
    <style:style style:name="T44" style:family="text">
      <style:text-properties fo:font-size="10pt" fo:font-style="normal" fo:font-weight="normal" style:font-size-asian="10pt" style:font-style-asian="normal" style:font-weight-asian="normal"/>
    </style:style>
    <style:style style:name="T45" style:family="text">
      <style:text-properties fo:font-size="10pt" fo:font-style="normal" fo:font-weight="normal" style:font-size-asian="10pt" style:font-style-asian="normal" style:font-weight-asian="normal"/>
    </style:style>
    <style:style style:name="T46" style:family="text">
      <style:text-properties fo:font-size="10pt" fo:font-style="normal" fo:font-weight="normal" style:font-size-asian="10pt" style:font-style-asian="normal" style:font-weight-asian="normal"/>
    </style:style>
    <style:style style:name="T47" style:family="text">
      <style:text-properties fo:font-size="10pt" fo:font-style="normal" fo:font-weight="normal" style:font-size-asian="10pt" style:font-style-asian="normal" style:font-weight-asian="normal"/>
    </style:style>
    <style:style style:name="T48" style:family="text">
      <style:text-properties fo:font-size="10pt" fo:font-style="normal" fo:font-weight="normal" style:font-size-asian="10pt" style:font-style-asian="normal" style:font-weight-asian="normal"/>
    </style:style>
    <style:style style:name="T49" style:family="text">
      <style:text-properties fo:font-size="10pt" fo:font-style="normal" fo:font-weight="normal" style:font-size-asian="10pt" style:font-style-asian="normal" style:font-weight-asian="normal"/>
    </style:style>
    <style:style style:name="T50" style:family="text">
      <style:text-properties fo:font-size="10pt" fo:font-style="normal" style:font-size-asian="10pt" style:font-style-asian="normal"/>
    </style:style>
    <style:style style:name="T51" style:family="text">
      <style:text-properties fo:font-size="10pt" fo:font-style="normal" style:font-size-asian="10pt" style:font-style-asian="normal"/>
    </style:style>
    <style:style style:name="T52" style:family="text">
      <style:text-properties fo:font-size="10pt" fo:font-style="italic" fo:font-weight="normal" style:font-size-asian="10pt" style:font-style-asian="italic" style:font-weight-asian="normal"/>
    </style:style>
    <style:style style:name="T53" style:family="text">
      <style:text-properties fo:font-size="10pt" fo:font-style="italic" fo:font-weight="normal" style:font-size-asian="10pt" style:font-style-asian="italic" style:font-weight-asian="normal"/>
    </style:style>
    <style:style style:name="T54" style:family="text">
      <style:text-properties fo:font-size="10pt" fo:font-style="italic" style:font-size-asian="10pt" style:font-style-asian="italic"/>
    </style:style>
    <style:style style:name="T55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56" style:family="text">
      <style:text-properties fo:color="#75715e" style:font-name="Cascadia Code" fo:font-size="10pt" fo:font-style="normal" style:font-size-asian="10pt" style:font-style-asian="normal"/>
    </style:style>
    <style:style style:name="T57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 1:</text:p>
      <text:p text:style-name="P1"/>
      <text:p text:style-name="P1"><text:span text:style-name="T31">package vehiculo;</text:span><text:span text:style-name="T30"><text:line-break/><text:line-break/></text:span><text:span text:style-name="T31">public class Coche {</text:span><text:span text:style-name="T30"><text:line-break/><text:line-break/></text:span><text:span text:style-name="T31"> <text:s text:c="3"/>private int </text:span><text:span text:style-name="T37">velocidad</text:span><text:span text:style-name="T31">;</text:span><text:span text:style-name="T30"><text:line-break/></text:span><text:span text:style-name="T31"> <text:s text:c="3"/>private int </text:span><text:span text:style-name="T37">marcha</text:span><text:span text:style-name="T31">;</text:span><text:span text:style-name="T30"><text:line-break/><text:line-break/></text:span><text:span text:style-name="T31"> <text:s text:c="3"/>public Coche() {</text:span><text:span text:style-name="T30"><text:line-break/></text:span><text:span text:style-name="T31"> <text:s text:c="7"/></text:span><text:span text:style-name="T37">velocidad </text:span><text:span text:style-name="T31">= 0;</text:span><text:span text:style-name="T30"><text:line-break/></text:span><text:span text:style-name="T31"> <text:s text:c="7"/></text:span><text:span text:style-name="T37">marcha </text:span><text:span text:style-name="T31">= 0;</text:span><text:span text:style-name="T30"><text:line-break/></text:span><text:span text:style-name="T31"> <text:s text:c="3"/>}</text:span><text:span text:style-name="T30"><text:line-break/><text:line-break/></text:span><text:span text:style-name="T31"> <text:s text:c="3"/>public Coche(int </text:span><text:span text:style-name="T39">velocidad</text:span><text:span text:style-name="T31">, int </text:span><text:span text:style-name="T39">marcha</text:span><text:span text:style-name="T31">) {</text:span><text:span text:style-name="T30"><text:line-break/></text:span><text:span text:style-name="T31"> <text:s text:c="7"/>this.</text:span><text:span text:style-name="T37">velocidad </text:span><text:span text:style-name="T31">= </text:span><text:span text:style-name="T39">velocidad</text:span><text:span text:style-name="T31">;</text:span><text:span text:style-name="T30"><text:line-break/></text:span><text:span text:style-name="T31"> <text:s text:c="7"/>this.</text:span><text:span text:style-name="T37">marcha </text:span><text:span text:style-name="T31">= </text:span><text:span text:style-name="T39">marcha</text:span><text:span text:style-name="T31">;</text:span><text:span text:style-name="T30"><text:line-break/></text:span><text:span text:style-name="T31"> <text:s text:c="3"/>}</text:span><text:span text:style-name="T30"><text:line-break/><text:line-break/></text:span><text:span text:style-name="T31"> <text:s text:c="3"/>public int getVelocidad() {</text:span><text:span text:style-name="T30"><text:line-break/></text:span><text:span text:style-name="T31"> <text:s text:c="7"/>return </text:span><text:span text:style-name="T37">velocidad</text:span><text:span text:style-name="T31">;</text:span><text:span text:style-name="T30"><text:line-break/></text:span><text:span text:style-name="T31"> <text:s text:c="3"/>}</text:span><text:span text:style-name="T30"><text:line-break/><text:line-break/></text:span><text:span text:style-name="T31"> <text:s text:c="3"/>public void setVelocidad(int </text:span><text:span text:style-name="T39">velocidad</text:span><text:span text:style-name="T31">) {</text:span><text:span text:style-name="T30"><text:line-break/></text:span><text:span text:style-name="T31"> <text:s text:c="7"/>this.</text:span><text:span text:style-name="T37">velocidad </text:span><text:span text:style-name="T31">= </text:span><text:span text:style-name="T39">velocidad</text:span><text:span text:style-name="T31">;</text:span><text:span text:style-name="T30"><text:line-break/></text:span><text:span text:style-name="T31"> <text:s text:c="3"/>}</text:span><text:span text:style-name="T30"><text:line-break/><text:line-break/></text:span><text:span text:style-name="T31"> <text:s text:c="3"/>public int getMarcha() {</text:span><text:span text:style-name="T30"><text:line-break/></text:span><text:span text:style-name="T31"> <text:s text:c="7"/>return </text:span><text:span text:style-name="T37">marcha</text:span><text:span text:style-name="T31">;</text:span><text:span text:style-name="T30"><text:line-break/></text:span><text:span text:style-name="T31"> <text:s text:c="3"/>}</text:span><text:span text:style-name="T30"><text:line-break/><text:line-break/></text:span><text:span text:style-name="T31"> <text:s text:c="3"/>public void setMarcha(int </text:span><text:span text:style-name="T39">marcha</text:span><text:span text:style-name="T31">) {</text:span><text:span text:style-name="T30"><text:line-break/></text:span><text:span text:style-name="T31"> <text:s text:c="7"/>this.</text:span><text:span text:style-name="T37">marcha </text:span><text:span text:style-name="T31">= </text:span><text:span text:style-name="T39">marcha</text:span><text:span text:style-name="T31">;</text:span><text:span text:style-name="T30"><text:line-break/></text:span><text:span text:style-name="T31"> <text:s text:c="3"/>}</text:span><text:span text:style-name="T30"><text:line-break/><text:line-break/></text:span><text:span text:style-name="T31"> <text:s text:c="3"/>public void acelera(int </text:span><text:span text:style-name="T39">velocidad</text:span><text:span text:style-name="T31">){</text:span><text:span text:style-name="T30"><text:line-break/></text:span><text:span text:style-name="T31"> <text:s text:c="7"/>this.</text:span><text:span text:style-name="T37">velocidad </text:span><text:span text:style-name="T31">= this.</text:span><text:span text:style-name="T37">velocidad </text:span><text:span text:style-name="T31">+ </text:span><text:span text:style-name="T39">velocidad</text:span><text:span text:style-name="T31">;</text:span><text:span text:style-name="T30"><text:line-break/></text:span><text:span text:style-name="T31"> <text:s text:c="3"/>}</text:span><text:span text:style-name="T30"><text:line-break/><text:line-break/></text:span><text:span text:style-name="T31"> <text:s text:c="3"/>public void frena(int </text:span><text:span text:style-name="T39">velocidad</text:span><text:span text:style-name="T31">){</text:span><text:span text:style-name="T30"><text:line-break/></text:span><text:span text:style-name="T31"> <text:s text:c="7"/>this.</text:span><text:span text:style-name="T37">velocidad </text:span><text:span text:style-name="T31">= this.</text:span><text:span text:style-name="T37">velocidad </text:span><text:span text:style-name="T31">- </text:span><text:span text:style-name="T39">velocidad</text:span><text:span text:style-name="T31">;</text:span><text:span text:style-name="T30"><text:line-break/></text:span><text:span text:style-name="T31"> <text:s text:c="3"/>}</text:span><text:span text:style-name="T30"><text:line-break/><text:line-break/></text:span><text:span text:style-name="T31"> <text:s text:c="3"/>public void subeMarcha(){</text:span><text:span text:style-name="T30"><text:line-break/></text:span><text:span text:style-name="T31"> <text:s text:c="7"/>if(this.</text:span><text:span text:style-name="T37">marcha </text:span><text:span text:style-name="T31">&lt; 6) this.</text:span><text:span text:style-name="T37">marcha</text:span><text:span text:style-name="T31">++;</text:span><text:span text:style-name="T30"><text:line-break/></text:span><text:span text:style-name="T31"> <text:s text:c="3"/>}</text:span><text:span text:style-name="T30"><text:line-break/><text:line-break/></text:span><text:span text:style-name="T31"> <text:s text:c="3"/>public void reduceMarcha(){</text:span><text:span text:style-name="T30"><text:line-break/></text:span><text:span text:style-name="T31"> <text:s text:c="7"/>if(this.</text:span><text:span text:style-name="T37">marcha </text:span><text:span text:style-name="T31">&gt; 0) this.</text:span><text:span text:style-name="T37">marcha</text:span><text:span text:style-name="T31">--;</text:span><text:span text:style-name="T30"><text:line-break/></text:span><text:span text:style-name="T31"> <text:s text:c="3"/>}</text:span><text:span text:style-name="T30"><text:line-break/><text:line-break/></text:span><text:span text:style-name="T31">}</text:span><text:line-break/></text:p>
      <text:p text:style-name="P1"/>
      <text:p text:style-name="P6"><text:soft-page-break/>Ejercicio 2:</text:p>
      <text:p text:style-name="P2"/>
      <text:p text:style-name="P3"><text:span text:style-name="T31">package </text:span><text:span text:style-name="T31">vehiculo</text:span><text:span text:style-name="T31">;</text:span><text:span text:style-name="T30"><text:line-break/><text:line-break/></text:span><text:span text:style-name="T31">public class </text:span><text:span text:style-name="T31">Coche </text:span><text:span text:style-name="T31">implements </text:span><text:span text:style-name="T31">Comparable</text:span><text:span text:style-name="T31">&lt;</text:span><text:span text:style-name="T31">Coche</text:span><text:span text:style-name="T31">&gt; </text:span><text:span text:style-name="T31">{</text:span><text:span text:style-name="T30"><text:line-break/><text:line-break/></text:span><text:span text:style-name="T31"> <text:s text:c="3"/></text:span><text:span text:style-name="T31">private int </text:span><text:span text:style-name="T37">velocidad</text:span><text:span text:style-name="T31">;</text:span><text:span text:style-name="T30"><text:line-break/></text:span><text:span text:style-name="T31"> <text:s text:c="3"/></text:span><text:span text:style-name="T31">private int </text:span><text:span text:style-name="T37">marcha</text:span><text:span text:style-name="T31">;</text:span><text:span text:style-name="T30"><text:line-break/><text:line-break/></text:span><text:span text:style-name="T31"> <text:s text:c="3"/></text:span><text:span text:style-name="T31">public </text:span><text:span text:style-name="T31">Coche</text:span><text:span text:style-name="T31">() {</text:span><text:span text:style-name="T30"><text:line-break/></text:span><text:span text:style-name="T31"> <text:s text:c="7"/></text:span><text:span text:style-name="T37">velocidad </text:span><text:span text:style-name="T31">= </text:span><text:span text:style-name="T31">0</text:span><text:span text:style-name="T31">;</text:span><text:span text:style-name="T30"><text:line-break/></text:span><text:span text:style-name="T31"> <text:s text:c="7"/></text:span><text:span text:style-name="T37">marcha </text:span><text:span text:style-name="T31">= </text:span><text:span text:style-name="T31">0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 <text:s text:c="3"/></text:span><text:span text:style-name="T31">public </text:span><text:span text:style-name="T31">Coche</text:span><text:span text:style-name="T31">(</text:span><text:span text:style-name="T31">int </text:span><text:span text:style-name="T39">velocidad</text:span><text:span text:style-name="T31">, </text:span><text:span text:style-name="T31">int </text:span><text:span text:style-name="T39">marcha</text:span><text:span text:style-name="T31">) {</text:span><text:span text:style-name="T30"><text:line-break/></text:span><text:span text:style-name="T31"> <text:s text:c="7"/></text:span><text:span text:style-name="T31">this</text:span><text:span text:style-name="T31">.</text:span><text:span text:style-name="T37">velocidad </text:span><text:span text:style-name="T31">= </text:span><text:span text:style-name="T39">velocidad</text:span><text:span text:style-name="T31">;</text:span><text:span text:style-name="T30"><text:line-break/></text:span><text:span text:style-name="T31"> <text:s text:c="7"/></text:span><text:span text:style-name="T31">this</text:span><text:span text:style-name="T31">.</text:span><text:span text:style-name="T37">marcha </text:span><text:span text:style-name="T31">= </text:span><text:span text:style-name="T39">marcha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 <text:s text:c="3"/></text:span><text:span text:style-name="T31">public int </text:span><text:span text:style-name="T31">compareTo</text:span><text:span text:style-name="T31">(Coche </text:span><text:span text:style-name="T39">c</text:span><text:span text:style-name="T31">){</text:span><text:span text:style-name="T30"><text:line-break/></text:span><text:span text:style-name="T31"> <text:s text:c="7"/></text:span><text:span text:style-name="T31">int </text:span><text:span text:style-name="T31">resultado </text:span><text:span text:style-name="T31">= </text:span><text:span text:style-name="T31">0</text:span><text:span text:style-name="T31">;</text:span><text:span text:style-name="T30"><text:line-break/></text:span><text:span text:style-name="T31"> <text:s text:c="7"/></text:span><text:span text:style-name="T31">if</text:span><text:span text:style-name="T31">(</text:span><text:span text:style-name="T31">this</text:span><text:span text:style-name="T31">.</text:span><text:span text:style-name="T37">velocidad </text:span><text:span text:style-name="T31">&lt; </text:span><text:span text:style-name="T39">c</text:span><text:span text:style-name="T31">.</text:span><text:span text:style-name="T37">velocidad</text:span><text:span text:style-name="T31">) {</text:span><text:span text:style-name="T30"><text:line-break/></text:span><text:span text:style-name="T31"> <text:s text:c="11"/>resultado </text:span><text:span text:style-name="T31">= -</text:span><text:span text:style-name="T31">1</text:span><text:span text:style-name="T31">;</text:span><text:span text:style-name="T30"><text:line-break/></text:span><text:span text:style-name="T31"> <text:s text:c="7"/></text:span><text:span text:style-name="T31">}</text:span><text:span text:style-name="T30"><text:line-break/></text:span><text:span text:style-name="T31"> <text:s text:c="7"/></text:span><text:span text:style-name="T31">else if </text:span><text:span text:style-name="T31">(</text:span><text:span text:style-name="T31">this</text:span><text:span text:style-name="T31">.</text:span><text:span text:style-name="T37">velocidad </text:span><text:span text:style-name="T31">&gt; </text:span><text:span text:style-name="T39">c</text:span><text:span text:style-name="T31">.</text:span><text:span text:style-name="T37">velocidad</text:span><text:span text:style-name="T31">) {</text:span><text:span text:style-name="T30"><text:line-break/></text:span><text:span text:style-name="T31"> <text:s text:c="11"/>resultado </text:span><text:span text:style-name="T31">= </text:span><text:span text:style-name="T31">1</text:span><text:span text:style-name="T31">;</text:span><text:span text:style-name="T30"><text:line-break/></text:span><text:span text:style-name="T31"> <text:s text:c="7"/></text:span><text:span text:style-name="T31">}</text:span><text:span text:style-name="T30"><text:line-break/><text:line-break/></text:span><text:span text:style-name="T31"> <text:s text:c="7"/></text:span><text:span text:style-name="T31">return </text:span><text:span text:style-name="T31">resultado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 <text:s text:c="3"/></text:span><text:span text:style-name="T31">public int </text:span><text:span text:style-name="T31">getVelocidad</text:span><text:span text:style-name="T31">() {</text:span><text:span text:style-name="T30"><text:line-break/></text:span><text:span text:style-name="T31"> <text:s text:c="7"/></text:span><text:span text:style-name="T31">return </text:span><text:span text:style-name="T37">velocidad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 <text:s text:c="3"/></text:span><text:span text:style-name="T31">public void </text:span><text:span text:style-name="T31">setVelocidad</text:span><text:span text:style-name="T31">(</text:span><text:span text:style-name="T31">int </text:span><text:span text:style-name="T39">velocidad</text:span><text:span text:style-name="T31">) {</text:span><text:span text:style-name="T30"><text:line-break/></text:span><text:span text:style-name="T31"> <text:s text:c="7"/></text:span><text:span text:style-name="T31">this</text:span><text:span text:style-name="T31">.</text:span><text:span text:style-name="T37">velocidad </text:span><text:span text:style-name="T31">= </text:span><text:span text:style-name="T39">velocidad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 <text:s text:c="3"/></text:span><text:span text:style-name="T31">public int </text:span><text:span text:style-name="T31">getMarcha</text:span><text:span text:style-name="T31">() {</text:span><text:span text:style-name="T30"><text:line-break/></text:span><text:span text:style-name="T31"> <text:s text:c="7"/></text:span><text:span text:style-name="T31">return </text:span><text:span text:style-name="T37">marcha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 <text:s text:c="3"/></text:span><text:span text:style-name="T31">public void </text:span><text:span text:style-name="T31">setMarcha</text:span><text:span text:style-name="T31">(</text:span><text:span text:style-name="T31">int </text:span><text:span text:style-name="T39">marcha</text:span><text:span text:style-name="T31">) {</text:span><text:span text:style-name="T30"><text:line-break/></text:span><text:span text:style-name="T31"> <text:s text:c="7"/></text:span><text:span text:style-name="T31">this</text:span><text:span text:style-name="T31">.</text:span><text:span text:style-name="T37">marcha </text:span><text:span text:style-name="T31">= </text:span><text:span text:style-name="T39">marcha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 <text:s text:c="3"/></text:span><text:span text:style-name="T31">public void </text:span><text:span text:style-name="T31">acelera</text:span><text:span text:style-name="T31">(</text:span><text:span text:style-name="T31">int </text:span><text:span text:style-name="T39">velocidad</text:span><text:span text:style-name="T31">){</text:span><text:span text:style-name="T30"><text:line-break/></text:span><text:span text:style-name="T31"> <text:s text:c="7"/></text:span><text:span text:style-name="T31">this</text:span><text:span text:style-name="T31">.</text:span><text:span text:style-name="T37">velocidad </text:span><text:span text:style-name="T31">= this</text:span><text:span text:style-name="T31">.</text:span><text:span text:style-name="T37">velocidad </text:span><text:span text:style-name="T31">+ </text:span><text:span text:style-name="T39">velocidad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 <text:s text:c="3"/></text:span><text:span text:style-name="T31">public void </text:span><text:span text:style-name="T31">frena</text:span><text:span text:style-name="T31">(</text:span><text:span text:style-name="T31">int </text:span><text:span text:style-name="T39">velocidad</text:span><text:span text:style-name="T31">){</text:span><text:span text:style-name="T30"><text:line-break/></text:span><text:span text:style-name="T31"> <text:s text:c="7"/></text:span><text:span text:style-name="T31">this</text:span><text:span text:style-name="T31">.</text:span><text:span text:style-name="T37">velocidad </text:span><text:span text:style-name="T31">= this</text:span><text:span text:style-name="T31">.</text:span><text:span text:style-name="T37">velocidad </text:span><text:span text:style-name="T31">- </text:span><text:span text:style-name="T39">velocidad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/text:span><text:soft-page-break/><text:span text:style-name="T30"><text:line-break/></text:span><text:span text:style-name="T31"> <text:s text:c="3"/></text:span><text:span text:style-name="T31">public void </text:span><text:span text:style-name="T31">subeMarcha</text:span><text:span text:style-name="T31">(){</text:span><text:span text:style-name="T30"><text:line-break/></text:span><text:span text:style-name="T31"> <text:s text:c="7"/></text:span><text:span text:style-name="T31">if</text:span><text:span text:style-name="T31">(</text:span><text:span text:style-name="T31">this</text:span><text:span text:style-name="T31">.</text:span><text:span text:style-name="T37">marcha </text:span><text:span text:style-name="T31">&lt; </text:span><text:span text:style-name="T31">6</text:span><text:span text:style-name="T31">) </text:span><text:span text:style-name="T31">this</text:span><text:span text:style-name="T31">.</text:span><text:span text:style-name="T37">marcha</text:span><text:span text:style-name="T31">++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 <text:s text:c="3"/></text:span><text:span text:style-name="T31">public void </text:span><text:span text:style-name="T31">reduceMarcha</text:span><text:span text:style-name="T31">(){</text:span><text:span text:style-name="T30"><text:line-break/></text:span><text:span text:style-name="T31"> <text:s text:c="7"/></text:span><text:span text:style-name="T31">if</text:span><text:span text:style-name="T31">(</text:span><text:span text:style-name="T31">this</text:span><text:span text:style-name="T31">.</text:span><text:span text:style-name="T37">marcha </text:span><text:span text:style-name="T31">&gt; </text:span><text:span text:style-name="T31">0</text:span><text:span text:style-name="T31">) </text:span><text:span text:style-name="T31">this</text:span><text:span text:style-name="T31">.</text:span><text:span text:style-name="T37">marcha</text:span><text:span text:style-name="T31">--</text:span><text:span text:style-name="T31">;</text:span><text:span text:style-name="T30"><text:line-break/></text:span><text:span text:style-name="T31"> <text:s text:c="3"/></text:span><text:span text:style-name="T31">}</text:span><text:span text:style-name="T30"><text:line-break/><text:line-break/></text:span><text:span text:style-name="T31">}</text:span><text:line-break/></text:p>
      <text:p text:style-name="P3">--------------------------------------</text:p>
      <text:p text:style-name="P4"/>
      <text:p text:style-name="P4"><text:span text:style-name="T42">package </text:span><text:span text:style-name="T42">tabla</text:span><text:span text:style-name="T42">;</text:span><text:line-break/><text:line-break/><text:span text:style-name="T42">import </text:span><text:span text:style-name="T42">vehiculo.Coche</text:span><text:span text:style-name="T42">;</text:span><text:line-break/><text:line-break/><text:span text:style-name="T42">import </text:span><text:span text:style-name="T42">java.util.ArrayList</text:span><text:span text:style-name="T42">;</text:span><text:line-break/><text:span text:style-name="T42">import </text:span><text:span text:style-name="T42">java.util.Collections</text:span><text:span text:style-name="T42">;</text:span><text:line-break/><text:span text:style-name="T42">import </text:span><text:span text:style-name="T42">java.util.Random</text:span><text:span text:style-name="T42">;</text:span><text:line-break/><text:line-break/><text:span text:style-name="T42">public class </text:span><text:span text:style-name="T42">Ejercicio2 {</text:span><text:line-break/><text:span text:style-name="T42"> <text:s text:c="3"/></text:span><text:span text:style-name="T42">public static void </text:span><text:span text:style-name="T42">main</text:span><text:span text:style-name="T42">(String[] </text:span><text:span text:style-name="T52">args</text:span><text:span text:style-name="T42">) {</text:span><text:line-break/><text:span text:style-name="T42"> <text:s text:c="7"/>Coche[][] tabla </text:span><text:span text:style-name="T42">= new </text:span><text:span text:style-name="T42">Coche</text:span><text:span text:style-name="T42">[</text:span><text:span text:style-name="T42">5</text:span><text:span text:style-name="T42">][</text:span><text:span text:style-name="T42">5</text:span><text:span text:style-name="T42">]</text:span><text:span text:style-name="T42">;</text:span><text:line-break/><text:span text:style-name="T42"> <text:s text:c="7"/></text:span><text:span text:style-name="T42">Random velocidad </text:span><text:span text:style-name="T42">= new </text:span><text:span text:style-name="T42">Random</text:span><text:span text:style-name="T42">()</text:span><text:span text:style-name="T42">;</text:span><text:line-break/><text:span text:style-name="T42"> <text:s text:c="7"/></text:span><text:span text:style-name="T42">Random marcha </text:span><text:span text:style-name="T42">= new </text:span><text:span text:style-name="T42">Random</text:span><text:span text:style-name="T42">()</text:span><text:span text:style-name="T42">;</text:span><text:line-break/><text:span text:style-name="T42"> <text:s text:c="7"/></text:span><text:span text:style-name="T42">ArrayList</text:span><text:span text:style-name="T42">&lt;</text:span><text:span text:style-name="T42">Coche</text:span><text:span text:style-name="T42">&gt; </text:span><text:span text:style-name="T42">menores </text:span><text:span text:style-name="T42">= new </text:span><text:span text:style-name="T42">ArrayList</text:span><text:span text:style-name="T42">&lt;</text:span><text:span text:style-name="T42">Coche</text:span><text:span text:style-name="T42">&gt;</text:span><text:span text:style-name="T42">()</text:span><text:span text:style-name="T42">;</text:span><text:line-break/><text:span text:style-name="T42"> <text:s text:c="7"/></text:span><text:span text:style-name="T42">ArrayList</text:span><text:span text:style-name="T42">&lt;</text:span><text:span text:style-name="T42">Coche</text:span><text:span text:style-name="T42">&gt; </text:span><text:span text:style-name="T42">mayores </text:span><text:span text:style-name="T42">= new </text:span><text:span text:style-name="T42">ArrayList</text:span><text:span text:style-name="T42">&lt;</text:span><text:span text:style-name="T42">Coche</text:span><text:span text:style-name="T42">&gt;</text:span><text:span text:style-name="T42">()</text:span><text:span text:style-name="T42">;</text:span><text:line-break/><text:span text:style-name="T42"> <text:s text:c="7"/></text:span><text:span text:style-name="T42">for </text:span><text:span text:style-name="T42">(</text:span><text:span text:style-name="T42">int </text:span><text:span text:style-name="T42">i </text:span><text:span text:style-name="T42">= </text:span><text:span text:style-name="T42">0</text:span><text:span text:style-name="T42">; </text:span><text:span text:style-name="T42">i</text:span><text:span text:style-name="T42">&lt;</text:span><text:span text:style-name="T42">5</text:span><text:span text:style-name="T42">; </text:span><text:span text:style-name="T42">i</text:span><text:span text:style-name="T42">++</text:span><text:span text:style-name="T42">){</text:span><text:line-break/><text:span text:style-name="T42"> <text:s text:c="11"/></text:span><text:span text:style-name="T42">for </text:span><text:span text:style-name="T42">(</text:span><text:span text:style-name="T42">int </text:span><text:span text:style-name="T42">j </text:span><text:span text:style-name="T42">= </text:span><text:span text:style-name="T42">0</text:span><text:span text:style-name="T42">; </text:span><text:span text:style-name="T42">j </text:span><text:span text:style-name="T42">&lt; </text:span><text:span text:style-name="T42">5</text:span><text:span text:style-name="T42">; </text:span><text:span text:style-name="T42">j</text:span><text:span text:style-name="T42">++</text:span><text:span text:style-name="T42">){</text:span><text:line-break/><text:span text:style-name="T42"> <text:s text:c="15"/>tabla[i][j] </text:span><text:span text:style-name="T42">= new </text:span><text:span text:style-name="T42">Coche</text:span><text:span text:style-name="T42">(velocidad.</text:span><text:span text:style-name="T42">nextInt</text:span><text:span text:style-name="T42">(</text:span><text:span text:style-name="T42">111</text:span><text:span text:style-name="T42">) </text:span><text:span text:style-name="T42">+ </text:span><text:span text:style-name="T42">10</text:span><text:span text:style-name="T42">, </text:span><text:span text:style-name="T42">marcha.</text:span><text:span text:style-name="T42">nextInt</text:span><text:span text:style-name="T42">(</text:span><text:span text:style-name="T42">7</text:span><text:span text:style-name="T42">))</text:span><text:span text:style-name="T42">;</text:span><text:line-break/><text:span text:style-name="T42"> <text:s text:c="11"/></text:span><text:span text:style-name="T42">}</text:span><text:line-break/><text:span text:style-name="T42"> <text:s text:c="7"/>}</text:span><text:line-break/><text:line-break/><text:span text:style-name="T42"> <text:s text:c="7"/></text:span><text:span text:style-name="T42">for </text:span><text:span text:style-name="T42">(</text:span><text:span text:style-name="T42">int </text:span><text:span text:style-name="T42">i </text:span><text:span text:style-name="T42">= </text:span><text:span text:style-name="T42">0</text:span><text:span text:style-name="T42">; </text:span><text:span text:style-name="T42">i</text:span><text:span text:style-name="T42">&lt;</text:span><text:span text:style-name="T42">5</text:span><text:span text:style-name="T42">; </text:span><text:span text:style-name="T42">i</text:span><text:span text:style-name="T42">++</text:span><text:span text:style-name="T42">){</text:span><text:line-break/><text:span text:style-name="T42"> <text:s text:c="11"/></text:span><text:span text:style-name="T42">for </text:span><text:span text:style-name="T42">(</text:span><text:span text:style-name="T42">int </text:span><text:span text:style-name="T42">j </text:span><text:span text:style-name="T42">= </text:span><text:span text:style-name="T42">0</text:span><text:span text:style-name="T42">; </text:span><text:span text:style-name="T42">j </text:span><text:span text:style-name="T42">&lt; </text:span><text:span text:style-name="T42">5</text:span><text:span text:style-name="T42">; </text:span><text:span text:style-name="T42">j</text:span><text:span text:style-name="T42">++</text:span><text:span text:style-name="T42">){</text:span><text:line-break/><text:span text:style-name="T42"> <text:s text:c="15"/></text:span><text:span text:style-name="T42">if</text:span><text:span text:style-name="T42">(tabla[i][j].</text:span><text:span text:style-name="T42">getVelocidad</text:span><text:span text:style-name="T42">() </text:span><text:span text:style-name="T42">&gt; </text:span><text:span text:style-name="T42">60</text:span><text:span text:style-name="T42">){</text:span><text:line-break/><text:span text:style-name="T42"> <text:s text:c="19"/>mayores.</text:span><text:span text:style-name="T42">add</text:span><text:span text:style-name="T42">(tabla[i][j])</text:span><text:span text:style-name="T42">;</text:span><text:line-break/><text:span text:style-name="T42"> <text:s text:c="15"/></text:span><text:span text:style-name="T42">}</text:span><text:line-break/><text:line-break/><text:span text:style-name="T42"> <text:s text:c="15"/></text:span><text:span text:style-name="T42">if</text:span><text:span text:style-name="T42">(tabla[i][j].</text:span><text:span text:style-name="T42">getVelocidad</text:span><text:span text:style-name="T42">() </text:span><text:span text:style-name="T42">&lt; </text:span><text:span text:style-name="T42">40</text:span><text:span text:style-name="T42">){</text:span><text:line-break/><text:span text:style-name="T42"> <text:s text:c="19"/>menores.</text:span><text:span text:style-name="T42">add</text:span><text:span text:style-name="T42">(tabla[i][j])</text:span><text:span text:style-name="T42">;</text:span><text:line-break/><text:span text:style-name="T42"> <text:s text:c="15"/></text:span><text:span text:style-name="T42">}</text:span><text:line-break/><text:span text:style-name="T42"> <text:s text:c="11"/>}</text:span><text:line-break/><text:span text:style-name="T42"> <text:s text:c="7"/>}</text:span><text:line-break/><text:line-break/><text:span text:style-name="T42"> <text:s text:c="7"/>Collections.</text:span><text:span text:style-name="T52">sort</text:span><text:span text:style-name="T42">(mayores)</text:span><text:span text:style-name="T42">;</text:span><text:line-break/><text:span text:style-name="T42"> <text:s text:c="7"/></text:span><text:span text:style-name="T42">Collections.</text:span><text:span text:style-name="T52">sort</text:span><text:span text:style-name="T42">(menores)</text:span><text:span text:style-name="T42">;</text:span><text:line-break/><text:line-break/><text:span text:style-name="T42"> <text:s text:c="7"/></text:span><text:span text:style-name="T42">System.</text:span><text:span text:style-name="T54">out</text:span><text:span text:style-name="T42">.</text:span><text:span text:style-name="T42">println</text:span><text:span text:style-name="T42">(</text:span><text:span text:style-name="T42">"Valores de la tabla"</text:span><text:span text:style-name="T42">)</text:span><text:span text:style-name="T42">;</text:span><text:line-break/><text:line-break/><text:span text:style-name="T42"> <text:s text:c="7"/></text:span><text:span text:style-name="T42">for </text:span><text:span text:style-name="T42">(</text:span><text:span text:style-name="T42">int </text:span><text:span text:style-name="T42">i </text:span><text:span text:style-name="T42">= </text:span><text:span text:style-name="T42">0</text:span><text:span text:style-name="T42">; </text:span><text:span text:style-name="T42">i</text:span><text:span text:style-name="T42">&lt;</text:span><text:span text:style-name="T42">5</text:span><text:span text:style-name="T42">; </text:span><text:span text:style-name="T42">i</text:span><text:span text:style-name="T42">++</text:span><text:span text:style-name="T42">){</text:span><text:line-break/><text:span text:style-name="T42"> <text:s text:c="11"/></text:span><text:span text:style-name="T42">for </text:span><text:span text:style-name="T42">(</text:span><text:span text:style-name="T42">int </text:span><text:span text:style-name="T42">j </text:span><text:span text:style-name="T42">= </text:span><text:span text:style-name="T42">0</text:span><text:span text:style-name="T42">; </text:span><text:span text:style-name="T42">j </text:span><text:span text:style-name="T42">&lt; </text:span><text:span text:style-name="T42">5</text:span><text:span text:style-name="T42">; </text:span><text:span text:style-name="T42">j</text:span><text:span text:style-name="T42">++</text:span><text:span text:style-name="T42">){</text:span><text:line-break/><text:span text:style-name="T42"> <text:s text:c="14"/>System.</text:span><text:span text:style-name="T54">out</text:span><text:span text:style-name="T42">.</text:span><text:span text:style-name="T42">println</text:span><text:span text:style-name="T42">(</text:span><text:span text:style-name="T42">"Velocidad: " </text:span><text:span text:style-name="T42">+ </text:span><text:span text:style-name="T42">tabla[i][j].</text:span><text:span text:style-name="T42">getVelocidad</text:span><text:span text:style-name="T42">() </text:span><text:span text:style-name="T42">+ </text:span><text:span text:style-name="T42">", marcha: " </text:span><text:span text:style-name="T42">+ </text:span><text:span text:style-name="T42">tabla[i][j].</text:span><text:span text:style-name="T42">getMarcha</text:span><text:span text:style-name="T42">())</text:span><text:span text:style-name="T42">;</text:span><text:line-break/><text:soft-page-break/><text:span text:style-name="T42"> <text:s text:c="11"/></text:span><text:span text:style-name="T42">}</text:span><text:line-break/><text:span text:style-name="T42"> <text:s text:c="7"/>}</text:span><text:line-break/><text:line-break/><text:span text:style-name="T42"> <text:s text:c="7"/>System.</text:span><text:span text:style-name="T54">out</text:span><text:span text:style-name="T42">.</text:span><text:span text:style-name="T42">println</text:span><text:span text:style-name="T42">(</text:span><text:span text:style-name="T42">"Valores del ArrayList de menores de 40"</text:span><text:span text:style-name="T42">)</text:span><text:span text:style-name="T42">;</text:span><text:line-break/><text:line-break/><text:span text:style-name="T42"> <text:s text:c="7"/></text:span><text:span text:style-name="T42">for </text:span><text:span text:style-name="T42">(</text:span><text:span text:style-name="T42">int </text:span><text:span text:style-name="T42">i </text:span><text:span text:style-name="T42">= </text:span><text:span text:style-name="T42">0</text:span><text:span text:style-name="T42">; </text:span><text:span text:style-name="T42">i</text:span><text:span text:style-name="T42">&lt;</text:span><text:span text:style-name="T42">menores.</text:span><text:span text:style-name="T42">size</text:span><text:span text:style-name="T42">()</text:span><text:span text:style-name="T42">; </text:span><text:span text:style-name="T42">i</text:span><text:span text:style-name="T42">++</text:span><text:span text:style-name="T42">){</text:span><text:line-break/><text:span text:style-name="T42"> <text:s text:c="11"/>System.</text:span><text:span text:style-name="T54">out</text:span><text:span text:style-name="T42">.</text:span><text:span text:style-name="T42">println</text:span><text:span text:style-name="T42">(menores.</text:span><text:span text:style-name="T42">get</text:span><text:span text:style-name="T42">(i).</text:span><text:span text:style-name="T42">getVelocidad</text:span><text:span text:style-name="T42">())</text:span><text:span text:style-name="T42">;</text:span><text:line-break/><text:span text:style-name="T42"> <text:s text:c="7"/></text:span><text:span text:style-name="T42">}</text:span><text:line-break/><text:line-break/><text:span text:style-name="T42"> <text:s text:c="7"/>System.</text:span><text:span text:style-name="T54">out</text:span><text:span text:style-name="T42">.</text:span><text:span text:style-name="T42">println</text:span><text:span text:style-name="T42">(</text:span><text:span text:style-name="T42">"Valores del ArrayList de mayores de 60"</text:span><text:span text:style-name="T42">)</text:span><text:span text:style-name="T42">;</text:span><text:line-break/><text:line-break/><text:span text:style-name="T42"> <text:s text:c="7"/></text:span><text:span text:style-name="T42">for </text:span><text:span text:style-name="T42">(</text:span><text:span text:style-name="T42">int </text:span><text:span text:style-name="T42">i </text:span><text:span text:style-name="T42">= </text:span><text:span text:style-name="T42">0</text:span><text:span text:style-name="T42">; </text:span><text:span text:style-name="T42">i</text:span><text:span text:style-name="T42">&lt;</text:span><text:span text:style-name="T42">menores.</text:span><text:span text:style-name="T42">size</text:span><text:span text:style-name="T42">()</text:span><text:span text:style-name="T42">; </text:span><text:span text:style-name="T42">i</text:span><text:span text:style-name="T42">++</text:span><text:span text:style-name="T42">){</text:span><text:line-break/><text:span text:style-name="T42"> <text:s text:c="11"/>System.</text:span><text:span text:style-name="T54">out</text:span><text:span text:style-name="T42">.</text:span><text:span text:style-name="T42">println</text:span><text:span text:style-name="T42">(mayores.</text:span><text:span text:style-name="T42">get</text:span><text:span text:style-name="T42">(i).</text:span><text:span text:style-name="T42">getVelocidad</text:span><text:span text:style-name="T42">())</text:span><text:span text:style-name="T42">;</text:span><text:line-break/><text:span text:style-name="T42"> <text:s text:c="7"/></text:span><text:span text:style-name="T42">}</text:span><text:line-break/><text:line-break/><text:span text:style-name="T42"> <text:s text:c="3"/>}</text:span><text:line-break/><text:span text:style-name="T42">}</text:span></text:p>
      <text:p text:style-name="P4"/>
      <text:p text:style-name="P8">Ejercicio 3:</text:p>
      <text:p text:style-name="P5"/>
      <text:p text:style-name="P5"><text:span text:style-name="T42">package </text:span><text:span text:style-name="T42">ejercicio3</text:span><text:span text:style-name="T42">;</text:span><text:line-break/><text:line-break/><text:span text:style-name="T42">import </text:span><text:span text:style-name="T42">java.util.Random</text:span><text:span text:style-name="T42">;</text:span><text:line-break/><text:span text:style-name="T42">import </text:span><text:span text:style-name="T42">java.util.TreeSet</text:span><text:span text:style-name="T42">;</text:span><text:line-break/><text:line-break/><text:span text:style-name="T42">public class </text:span><text:span text:style-name="T42">Ejercicio3 {</text:span><text:line-break/><text:line-break/><text:span text:style-name="T42"> <text:s text:c="3"/></text:span><text:span text:style-name="T42">public static void </text:span><text:span text:style-name="T42">main</text:span><text:span text:style-name="T42">(String[] </text:span><text:span text:style-name="T52">args</text:span><text:span text:style-name="T42">) {</text:span><text:line-break/><text:span text:style-name="T42"> <text:s text:c="7"/></text:span><text:span text:style-name="T42">int</text:span><text:span text:style-name="T42">[] numeros </text:span><text:span text:style-name="T42">= new int</text:span><text:span text:style-name="T42">[</text:span><text:span text:style-name="T42">50</text:span><text:span text:style-name="T42">]</text:span><text:span text:style-name="T42">;</text:span><text:line-break/><text:span text:style-name="T42"> <text:s text:c="7"/></text:span><text:span text:style-name="T42">int </text:span><text:span text:style-name="T42">maximo </text:span><text:span text:style-name="T42">= </text:span><text:span text:style-name="T42">1</text:span><text:span text:style-name="T42">;</text:span><text:line-break/><text:span text:style-name="T42"> <text:s text:c="7"/></text:span><text:span text:style-name="T42">int </text:span><text:span text:style-name="T42">minimo </text:span><text:span text:style-name="T42">= </text:span><text:span text:style-name="T42">20</text:span><text:span text:style-name="T42">;</text:span><text:line-break/><text:span text:style-name="T42"> <text:s text:c="7"/></text:span><text:span text:style-name="T42">int </text:span><text:span text:style-name="T42">cont </text:span><text:span text:style-name="T42">= </text:span><text:span text:style-name="T42">1</text:span><text:span text:style-name="T42">;</text:span><text:line-break/><text:span text:style-name="T42"> <text:s text:c="7"/></text:span><text:span text:style-name="T42">Random rand </text:span><text:span text:style-name="T42">= new </text:span><text:span text:style-name="T42">Random</text:span><text:span text:style-name="T42">()</text:span><text:span text:style-name="T42">;</text:span><text:line-break/><text:line-break/><text:span text:style-name="T42"> <text:s text:c="7"/></text:span><text:span text:style-name="T42">TreeSet</text:span><text:span text:style-name="T42">&lt;</text:span><text:span text:style-name="T42">Integer</text:span><text:span text:style-name="T42">&gt; </text:span><text:span text:style-name="T42">pares </text:span><text:span text:style-name="T42">= new </text:span><text:span text:style-name="T42">TreeSet</text:span><text:span text:style-name="T42">&lt;</text:span><text:span text:style-name="T42">Integer</text:span><text:span text:style-name="T42">&gt;</text:span><text:span text:style-name="T42">()</text:span><text:span text:style-name="T42">;</text:span><text:line-break/><text:line-break/><text:line-break/><text:span text:style-name="T42"> <text:s text:c="7"/></text:span><text:span text:style-name="T42">for</text:span><text:span text:style-name="T42">(</text:span><text:span text:style-name="T42">int </text:span><text:span text:style-name="T42">i </text:span><text:span text:style-name="T42">= </text:span><text:span text:style-name="T42">0</text:span><text:span text:style-name="T42">; </text:span><text:span text:style-name="T42">i</text:span><text:span text:style-name="T42">&lt;</text:span><text:span text:style-name="T42">numeros.</text:span><text:span text:style-name="T50">length</text:span><text:span text:style-name="T42">; </text:span><text:span text:style-name="T42">i</text:span><text:span text:style-name="T42">++</text:span><text:span text:style-name="T42">){</text:span><text:line-break/><text:span text:style-name="T42"> <text:s text:c="11"/>numeros[i] </text:span><text:span text:style-name="T42">= </text:span><text:span text:style-name="T42">rand.</text:span><text:span text:style-name="T42">nextInt</text:span><text:span text:style-name="T42">(</text:span><text:span text:style-name="T42">20</text:span><text:span text:style-name="T42">) </text:span><text:span text:style-name="T42">+ </text:span><text:span text:style-name="T42">1</text:span><text:span text:style-name="T42">;</text:span><text:line-break/><text:span text:style-name="T42"> <text:s text:c="11"/></text:span><text:span text:style-name="T42">if</text:span><text:span text:style-name="T42">(numeros[i] </text:span><text:span text:style-name="T42">&gt; </text:span><text:span text:style-name="T42">maximo) maximo </text:span><text:span text:style-name="T42">= </text:span><text:span text:style-name="T42">numeros[i]</text:span><text:span text:style-name="T42">;</text:span><text:line-break/><text:span text:style-name="T42"> <text:s text:c="11"/></text:span><text:span text:style-name="T42">if</text:span><text:span text:style-name="T42">(numeros[i] </text:span><text:span text:style-name="T42">&lt; </text:span><text:span text:style-name="T42">minimo) minimo </text:span><text:span text:style-name="T42">= </text:span><text:span text:style-name="T42">numeros[i]</text:span><text:span text:style-name="T42">;</text:span><text:line-break/><text:line-break/><text:span text:style-name="T42"> <text:s text:c="11"/></text:span><text:span text:style-name="T42">if</text:span><text:span text:style-name="T42">(numeros[i]</text:span><text:span text:style-name="T42">%</text:span><text:span text:style-name="T42">2 </text:span><text:span text:style-name="T42">== </text:span><text:span text:style-name="T42">0 </text:span><text:span text:style-name="T42">&amp;&amp; !</text:span><text:span text:style-name="T42">pares.</text:span><text:span text:style-name="T42">contains</text:span><text:span text:style-name="T42">(numeros[i])){</text:span><text:line-break/><text:span text:style-name="T42"> <text:s text:c="15"/>pares.</text:span><text:span text:style-name="T42">add</text:span><text:span text:style-name="T42">(numeros[i])</text:span><text:span text:style-name="T42">;</text:span><text:line-break/><text:span text:style-name="T42"> <text:s text:c="11"/></text:span><text:span text:style-name="T42">}</text:span><text:line-break/><text:line-break/><text:span text:style-name="T42"> <text:s text:c="11"/></text:span><text:span text:style-name="T42">if</text:span><text:span text:style-name="T42">(cont </text:span><text:span text:style-name="T42">&lt; </text:span><text:span text:style-name="T42">10</text:span><text:span text:style-name="T42">){</text:span><text:line-break/><text:span text:style-name="T42"> <text:s text:c="15"/>System.</text:span><text:span text:style-name="T54">out</text:span><text:span text:style-name="T42">.</text:span><text:span text:style-name="T42">print</text:span><text:span text:style-name="T42">(numeros[i] </text:span><text:span text:style-name="T42">+ </text:span><text:span text:style-name="T42">", "</text:span><text:span text:style-name="T42">)</text:span><text:span text:style-name="T42">;</text:span><text:line-break/><text:span text:style-name="T42"> <text:s text:c="15"/></text:span><text:span text:style-name="T42">cont</text:span><text:span text:style-name="T42">++</text:span><text:span text:style-name="T42">;</text:span><text:line-break/><text:span text:style-name="T42"> <text:s text:c="11"/></text:span><text:span text:style-name="T42">} </text:span><text:span text:style-name="T42">else if </text:span><text:span text:style-name="T42">(cont </text:span><text:span text:style-name="T42">== </text:span><text:span text:style-name="T42">10</text:span><text:span text:style-name="T42">){</text:span><text:line-break/><text:span text:style-name="T42"> <text:s text:c="15"/>System.</text:span><text:span text:style-name="T54">out</text:span><text:span text:style-name="T42">.</text:span><text:span text:style-name="T42">print</text:span><text:span text:style-name="T42">(numeros[i])</text:span><text:span text:style-name="T42">;</text:span><text:line-break/><text:span text:style-name="T42"> <text:s text:c="15"/></text:span><text:span text:style-name="T42">System.</text:span><text:span text:style-name="T54">out</text:span><text:span text:style-name="T42">.</text:span><text:span text:style-name="T42">println</text:span><text:span text:style-name="T42">()</text:span><text:span text:style-name="T42">;</text:span><text:line-break/><text:span text:style-name="T42"> <text:s text:c="15"/></text:span><text:span text:style-name="T42">cont </text:span><text:span text:style-name="T42">= </text:span><text:span text:style-name="T42">1</text:span><text:span text:style-name="T42">;</text:span><text:line-break/><text:span text:style-name="T42"> <text:s text:c="11"/></text:span><text:span text:style-name="T42">}</text:span><text:line-break/><text:span text:style-name="T42"> <text:s text:c="7"/>}</text:span><text:line-break/><text:line-break/><text:span text:style-name="T42"> <text:s text:c="7"/>System.</text:span><text:span text:style-name="T54">out</text:span><text:span text:style-name="T42">.</text:span><text:span text:style-name="T42">println</text:span><text:span text:style-name="T42">(</text:span><text:span text:style-name="T42">"El número más grande es: " </text:span><text:span text:style-name="T42">+ </text:span><text:span text:style-name="T42">maximo)</text:span><text:span text:style-name="T42">;</text:span><text:line-break/><text:span text:style-name="T42"> <text:s text:c="7"/></text:span><text:span text:style-name="T42">System.</text:span><text:span text:style-name="T54">out</text:span><text:span text:style-name="T42">.</text:span><text:span text:style-name="T42">println</text:span><text:span text:style-name="T42">(</text:span><text:span text:style-name="T42">"El número más pequeño es: " </text:span><text:span text:style-name="T42">+ </text:span><text:span text:style-name="T42">minimo)</text:span><text:span text:style-name="T42">;</text:span><text:line-break/><text:line-break/><text:span text:style-name="T42"> <text:s text:c="7"/></text:span><text:span text:style-name="T42">System.</text:span><text:span text:style-name="T54">out</text:span><text:span text:style-name="T42">.</text:span><text:span text:style-name="T42">println</text:span><text:span text:style-name="T42">(pares)</text:span><text:span text:style-name="T42">;</text:span><text:line-break/><text:line-break/><text:span text:style-name="T42"> <text:s text:c="3"/></text:span><text:span text:style-name="T42">}</text:span><text:line-break/><text:span text:style-name="T42">}</text:span><text:lin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23T18:05:41.664000000</dc:date>
    <meta:editing-duration>PT26M19S</meta:editing-duration>
    <meta:editing-cycles>3</meta:editing-cycles>
    <meta:document-statistic meta:table-count="0" meta:image-count="0" meta:object-count="0" meta:page-count="5" meta:paragraph-count="8" meta:word-count="527" meta:character-count="5065" meta:non-whitespace-character-count="3358"/>
  </office:meta>
</office:document-meta>
</file>